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53mm"/>
    </style:style>
    <style:style style:name="co2" style:family="table-column">
      <style:table-column-properties fo:break-before="auto" style:column-width="82.06mm"/>
    </style:style>
    <style:style style:name="co3" style:family="table-column">
      <style:table-column-properties fo:break-before="auto" style:column-width="67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66cc"/>
    </style:style>
    <style:style style:name="ce3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cteur(Porteur carte)</text:p>
          </table:table-cell>
          <table:table-cell table:style-name="ce1" office:value-type="string" calcext:value-type="string">
            <text:p>Systeme(DAB)</text:p>
          </table:table-cell>
          <table:table-cell table:style-name="ce1" office:value-type="string" calcext:value-type="string">
            <text:p>Acteur(SI Visa/MC)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insertion carte</text:p>
          </table:table-cell>
          <table:table-cell office:value-type="string" calcext:value-type="string">
            <text:p>2) lecture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vérification validit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demande saisie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) saisie code</text:p>
          </table:table-cell>
          <table:table-cell office:value-type="string" calcext:value-type="string">
            <text:p>6) le dab vérifie le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le dab demande au SI Visa l’autoris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8)le SI authorise avec un plafond spécif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) le dab demande le montant au port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) le porteur carte saisie le monta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1) le DAB vérifie le mont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)le dab demande si un ticket est désir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) le porteur demande un tick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4) le dab rend la carte au port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) le porteur recupere la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6) le dab distribue les billet et le ti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) le porteur carte recuper les bille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A1) code erroné 1 ou <text:s/>2 fois</text:p>
          </table:table-cell>
          <table:table-cell table:style-name="ce2" office:value-type="string" calcext:value-type="string">
            <text:p>apres point 5</text:p>
          </table:table-cell>
          <table:table-cell table:style-name="ce2" table:number-columns-repeated="1022"/>
        </table:table-row>
        <table:table-row table:style-name="ro1">
          <table:table-cell/>
          <table:table-cell office:value-type="string" calcext:value-type="string">
            <text:p>6) le dab vérifie le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le dab indique que le code est erron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 le dab enregistre sur la carte la tent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) reprise au point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A2) montant &gt; au plafond</text:p>
          </table:table-cell>
          <table:table-cell table:style-name="ce2" office:value-type="string" calcext:value-type="string">
            <text:p>après point 11</text:p>
          </table:table-cell>
          <table:table-cell table:style-name="ce2" table:number-columns-repeated="1022"/>
        </table:table-row>
        <table:table-row table:style-name="ro1">
          <table:table-cell/>
          <table:table-cell office:value-type="string" calcext:value-type="string">
            <text:p>12) le dab indique la limite de retra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) le dab demande demande de saisir un mon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) reprise au point 1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A3) ticket non demandé</text:p>
          </table:table-cell>
          <table:table-cell table:style-name="ce2" office:value-type="string" calcext:value-type="string">
            <text:p>après point 12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13)le porteur ne demande pas de tick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4) le dab rend la carte au port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) le porteur recupere la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6) le dab distribue les bill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) le porteur carte recupere les bill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 scenario nominale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scenario E1 (commence après etape 2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3) carte inva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éjection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) porteur reprend sa ca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enario E2) code erroné 3eme fois</text:p>
          </table:table-cell>
          <table:table-cell table:style-name="ce3" office:value-type="string" calcext:value-type="string">
            <text:p>après point 5</text:p>
          </table:table-cell>
          <table:table-cell table:style-name="ce3" table:number-columns-repeated="1022"/>
        </table:table-row>
        <table:table-row table:style-name="ro1">
          <table:table-cell/>
          <table:table-cell office:value-type="string" calcext:value-type="string">
            <text:p>6) le dab vérifie le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 le code est erroné une troisieme fo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 le dab signale l’echec au port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 le dab avale la car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enario E3) retrait non autorisé</text:p>
          </table:table-cell>
          <table:table-cell table:style-name="ce3" office:value-type="string" calcext:value-type="string">
            <text:p>après point 7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8)le SI n’authorise pas de retrai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) le dab indique le ref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 le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) le porteur remprend sa ca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enario E4) annulation demandée ou timeout</text:p>
          </table:table-cell>
          <table:table-cell table:style-name="ce3" office:value-type="string" calcext:value-type="string">
            <text:p>partir du point 5 jusqu’au 13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5) porteur annule la transac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6) le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) le porteur reprend sa ca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enario E5) carte non reprise</text:p>
          </table:table-cell>
          <table:table-cell table:style-name="ce3" office:value-type="string" calcext:value-type="string">
            <text:p>après point 14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15) le porteur ne recupere pas la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6) le dab indique l’annu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7) le dab avale la car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enario E6) billets non pris</text:p>
          </table:table-cell>
          <table:table-cell table:style-name="ce3" office:value-type="string" calcext:value-type="string">
            <text:p>après point 16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17) le porteur carte ne prend pas les bill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8) le dab indique l’annu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) le dab avale les bill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) le dab recompte les billet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1:36:43.767000000</meta:creation-date>
    <dc:date>2017-06-29T14:13:34.761000000</dc:date>
    <meta:editing-duration>PT7M5S</meta:editing-duration>
    <meta:editing-cycles>2</meta:editing-cycles>
    <meta:generator>LibreOffice/5.2.7.2$Windows_x86 LibreOffice_project/2b7f1e640c46ceb28adf43ee075a6e8b8439ed10</meta:generator>
    <meta:document-statistic meta:table-count="1" meta:cell-count="71" meta:object-count="0"/>
  </office:meta>
</office:document-meta>
</file>